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vg:panose-1="2 2 6 3 5 4 5 2 3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F0" style:family="paragraph">
      <style:paragraph-properties fo:widows="2" fo:orphans="2" fo:break-before="page" style:vertical-align="auto" style:line-height-at-least="0.2187in"/>
      <style:text-properties fo:hyphenate="true"/>
    </style:style>
    <style:style style:name="T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3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5" style:parent-style-name="Обычный" style:family="paragraph">
      <style:paragraph-properties fo:widows="2" fo:orphans="2" style:vertical-align="auto" style:line-height-at-least="0.2187in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fo:hyphenate="true"/>
    </style:style>
    <style:style style:name="P6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8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12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15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7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9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21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23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25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26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28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30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33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35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38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40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42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52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55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62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65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67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8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71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73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75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76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78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80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87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89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92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94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97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0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02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04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06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08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T1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111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114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116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118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P121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P123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26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28" style:parent-style-name="Обычный" style:family="paragraph">
      <style:paragraph-properties fo:widows="2" fo:orphans="2" style:vertical-align="auto" style:line-height-at-least="0.2187in"/>
      <style:text-properties fo:hyphenate="true"/>
    </style:style>
    <style:style style:name="T1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/>
    </style:style>
    <style:style style:name="P130" style:parent-style-name="Firstlineindent" style:family="paragraph">
      <style:text-properties fo:language="en" fo:country="US"/>
    </style:style>
  </office:automatic-styles>
  <office:body>
    <office:text text:use-soft-page-breaks="true">
      <text:p text:style-name="P1"><text:span text:style-name="T2">import</text:span><text:span text:style-name="T3"><text:s/></text:span><text:span text:style-name="T4">java.util.ArrayList;</text:span></text:p>
      <text:p text:style-name="P5"> </text:p>
      <text:p text:style-name="P6"><text:span text:style-name="T7">public</text:span><text:span text:style-name="T8"><text:s/></text:span><text:span text:style-name="T9">class</text:span><text:span text:style-name="T10"><text:s/></text:span><text:span text:style-name="T11">Program{</text:span></text:p>
      <text:p text:style-name="P12"><text:span text:style-name="T13">     </text:span><text:span text:style-name="T14"> </text:span></text:p>
      <text:p text:style-name="P15"><text:span text:style-name="T16">    public</text:span><text:span text:style-name="T17"><text:s/></text:span><text:span text:style-name="T18">static</text:span><text:span text:style-name="T19"><text:s/></text:span><text:span text:style-name="T20">void</text:span><text:span text:style-name="T21"><text:s/></text:span><text:span text:style-name="T22">main(String[] args) {</text:span></text:p>
      <text:p text:style-name="P23"><text:span text:style-name="T24">         </text:span><text:span text:style-name="T25"> </text:span></text:p>
      <text:p text:style-name="P26"><text:span text:style-name="T27">        ArrayList&lt;String&gt; people = new</text:span><text:span text:style-name="T28"><text:s/></text:span><text:span text:style-name="T29">ArrayList&lt;String&gt;();</text:span></text:p>
      <text:p text:style-name="P30"><text:span text:style-name="T31">        </text:span><text:span text:style-name="T32">// добавим в список ряд элементов</text:span></text:p>
      <text:p text:style-name="P33"><text:span text:style-name="T34">        people.add("Tom");</text:span></text:p>
      <text:p text:style-name="P35"><text:span text:style-name="T36">        </text:span><text:span text:style-name="T37">people.add("Alice");</text:span></text:p>
      <text:p text:style-name="P38"><text:span text:style-name="T39">        people.add("Kate");</text:span></text:p>
      <text:p text:style-name="P40"><text:span text:style-name="T41">        people.add("Sam");</text:span></text:p>
      <text:p text:style-name="P42"><text:span text:style-name="T43">        people.add(1, "Bob"); //<text:s/></text:span><text:span text:style-name="T44">добавляем</text:span><text:span text:style-name="T45"><text:s/></text:span><text:span text:style-name="T46">элемент</text:span><text:span text:style-name="T47"><text:s/></text:span><text:span text:style-name="T48">по</text:span><text:span text:style-name="T49"><text:s/></text:span><text:span text:style-name="T50">индексу</text:span><text:span text:style-name="T51"><text:s/>1</text:span></text:p>
      <text:p text:style-name="P52"><text:span text:style-name="T53">         </text:span><text:span text:style-name="T54"> </text:span></text:p>
      <text:p text:style-name="P55"><text:span text:style-name="T56">        System.out.println(people.get(1));//<text:s/></text:span><text:span text:style-name="T57">получаем</text:span><text:span text:style-name="T58"><text:s/>2-</text:span><text:span text:style-name="T59">й</text:span><text:span text:style-name="T60"><text:s/></text:span><text:span text:style-name="T61">объект</text:span></text:p>
      <text:p text:style-name="P62"><text:span text:style-name="T63">        </text:span><text:span text:style-name="T64">people.set(1, "Robert"); // установка нового значения для 2-го объекта</text:span></text:p>
      <text:p text:style-name="P65"><text:span text:style-name="T66">         </text:span><text:span text:style-name="T67"> </text:span></text:p>
      <text:p text:style-name="P68"><text:span text:style-name="T69">        </text:span><text:span text:style-name="T70">System.out.printf("ArrayList has %d elements \n", people.size());</text:span></text:p>
      <text:p text:style-name="P71"><text:span text:style-name="T72">        for(String person : people){</text:span></text:p>
      <text:p text:style-name="P73"><text:span text:style-name="T74">         </text:span><text:span text:style-name="T75"> </text:span></text:p>
      <text:p text:style-name="P76"><text:span text:style-name="T77">            System.out.println(person);</text:span></text:p>
      <text:p text:style-name="P78"><text:span text:style-name="T79">        }</text:span></text:p>
      <text:p text:style-name="P80"><text:span text:style-name="T81">        //<text:s/></text:span><text:span text:style-name="T82">проверяем</text:span><text:span text:style-name="T83"><text:s/></text:span><text:span text:style-name="T84">наличие</text:span><text:span text:style-name="T85"><text:s/></text:span><text:span text:style-name="T86">элемента</text:span></text:p>
      <text:p text:style-name="P87"><text:span text:style-name="T88">        if(people.contains("Tom")){</text:span></text:p>
      <text:p text:style-name="P89"><text:span text:style-name="T90">         </text:span><text:span text:style-name="T91"> </text:span></text:p>
      <text:p text:style-name="P92"><text:span text:style-name="T93">            System.out.println("ArrayList contains Tom");</text:span></text:p>
      <text:p text:style-name="P94"><text:span text:style-name="T95">        </text:span><text:span text:style-name="T96">}</text:span></text:p>
      <text:p text:style-name="P97"><text:span text:style-name="T98">         </text:span><text:span text:style-name="T99"> </text:span></text:p>
      <text:p text:style-name="P100"><text:span text:style-name="T101">        // удалим несколько объектов</text:span></text:p>
      <text:p text:style-name="P102"><text:span text:style-name="T103">        // удаление конкретного элемента</text:span></text:p>
      <text:p text:style-name="P104"><text:span text:style-name="T105">        people.remove("Robert");</text:span></text:p>
      <text:p text:style-name="P106"><text:span text:style-name="T107">        // удаление по индексу</text:span></text:p>
      <text:p text:style-name="P108"><text:span text:style-name="T109">        </text:span><text:span text:style-name="T110">people.remove(0);</text:span></text:p>
      <text:p text:style-name="P111"><text:span text:style-name="T112">         </text:span><text:span text:style-name="T113"> </text:span></text:p>
      <text:p text:style-name="P114"><text:span text:style-name="T115">        Object[] peopleArray = people.toArray();</text:span></text:p>
      <text:p text:style-name="P116"><text:span text:style-name="T117">        for(Object person : peopleArray){</text:span></text:p>
      <text:p text:style-name="P118"><text:span text:style-name="T119">         </text:span><text:span text:style-name="T120"> </text:span></text:p>
      <text:p text:style-name="P121"><text:span text:style-name="T122">            System.out.println(person);</text:span></text:p>
      <text:p text:style-name="P123"><text:span text:style-name="T124">        </text:span><text:span text:style-name="T125">}</text:span></text:p>
      <text:p text:style-name="P126"><text:span text:style-name="T127">    }</text:span></text:p>
      <text:p text:style-name="P128"><text:span text:style-name="T129">}</text:span>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vg:panose-1="2 2 6 3 5 4 5 2 3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Firstlineindent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PT Astra Serif" style:font-name-asian="PT Astra Serif" style:font-name-complex="PT Astra Serif" fo:font-size="14pt" style:font-size-asian="14pt" fo:hyphenate="false"/>
    </style:style>
    <style:style style:name="Heading" style:display-name="Heading" style:family="paragraph" style:parent-style-name="Standard" style:next-style-name="Firstlineindent">
      <style:text-properties fo:font-weight="bold" style:font-weight-asian="bold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0.5pt" style:font-size-asian="10.5pt" fo:hyphenate="false"/>
    </style:style>
    <style:style style:name="Названиеобъекта" style:display-name="Название объекта" style:family="paragraph" style:parent-style-name="Standard">
      <style:text-properties style:font-name-complex="Lohit Devanagari" fo:hyphenate="false"/>
    </style:style>
    <style:style style:name="Index" style:display-name="Index" style:family="paragraph" style:parent-style-name="Standard">
      <style:paragraph-properties fo:text-align="start"/>
      <style:text-properties style:font-name-complex="Lohit Devanagari" fo:font-size="10.5pt" style:font-size-asian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Название" style:display-name="Название" style:family="paragraph" style:parent-style-name="Standard" style:next-style-name="Firstlineindent">
      <style:paragraph-properties fo:margin-bottom="0.118in"/>
      <style:text-properties fo:font-weight="bold" style:font-weight-asian="bold" fo:font-size="10.5pt" style:font-size-asian="10.5pt" fo:hyphenate="false"/>
    </style:style>
    <style:style style:name="Подзаголовок" style:display-name="Подзаголовок" style:family="paragraph" style:parent-style-name="Standard" style:next-style-name="Firstlineindent">
      <style:paragraph-properties fo:text-align="justify" fo:margin-left="0.4923in">
        <style:tab-stops/>
      </style:paragraph-properties>
      <style:text-properties fo:font-weight="bold" style:font-weight-asian="bold" fo:font-size="10.5pt" style:font-size-asian="10.5pt"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style:style style:name="Hangingindent" style:display-name="Hanging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text-properties fo:hyphenate="false"/>
    </style:style>
    <style:style style:name="Приветствие" style:display-name="Приветствие" style:family="paragraph" style:parent-style-name="Standard">
      <style:text-properties fo:hyphenate="false"/>
    </style:style>
    <style:style style:name="Подпись" style:display-name="Подпись" style:family="paragraph" style:parent-style-name="Standard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hyphenate="false"/>
    </style:style>
    <style:style style:name="Numbering1Start" style:display-name="Numbering 1 Start" style:family="paragraph" style:parent-style-name="Список" style:next-style-name="Numbering1">
      <style:text-properties fo:hyphenate="false"/>
    </style:style>
    <style:style style:name="Numbering1" style:display-name="Numbering 1" style:family="paragraph" style:parent-style-name="Список" style:list-style-name="Numbering123">
      <style:text-properties fo:hyphenate="false"/>
    </style:style>
    <style:style style:name="Numbering1End" style:display-name="Numbering 1 End" style:family="paragraph" style:parent-style-name="Список" style:next-style-name="Numbering1">
      <style:text-properties fo:hyphenate="false"/>
    </style:style>
    <style:style style:name="Numbering1Cont." style:display-name="Numbering 1 Cont." style:family="paragraph" style:parent-style-name="Список">
      <style:text-properties fo:hyphenate="false"/>
    </style:style>
    <style:style style:name="Numbering2Start" style:display-name="Numbering 2 Start" style:family="paragraph" style:parent-style-name="Список" style:next-style-name="Numbering2">
      <style:text-properties fo:hyphenate="false"/>
    </style:style>
    <style:style style:name="Numbering2" style:display-name="Numbering 2" style:family="paragraph" style:parent-style-name="Список">
      <style:text-properties fo:hyphenate="false"/>
    </style:style>
    <style:style style:name="Numbering2End" style:display-name="Numbering 2 End" style:family="paragraph" style:parent-style-name="Список" style:next-style-name="Numbering2">
      <style:text-properties fo:hyphenate="false"/>
    </style:style>
    <style:style style:name="Numbering2Cont." style:display-name="Numbering 2 Cont." style:family="paragraph" style:parent-style-name="Список">
      <style:text-properties fo:hyphenate="false"/>
    </style:style>
    <style:style style:name="Numbering3Start" style:display-name="Numbering 3 Start" style:family="paragraph" style:parent-style-name="Список" style:next-style-name="Numbering3">
      <style:text-properties fo:hyphenate="false"/>
    </style:style>
    <style:style style:name="Numbering3" style:display-name="Numbering 3" style:family="paragraph" style:parent-style-name="Список">
      <style:text-properties fo:hyphenate="false"/>
    </style:style>
    <style:style style:name="Numbering3End" style:display-name="Numbering 3 End" style:family="paragraph" style:parent-style-name="Список" style:next-style-name="Numbering3">
      <style:text-properties fo:hyphenate="false"/>
    </style:style>
    <style:style style:name="Numbering3Cont." style:display-name="Numbering 3 Cont." style:family="paragraph" style:parent-style-name="Список">
      <style:text-properties fo:hyphenate="false"/>
    </style:style>
    <style:style style:name="Numbering4Start" style:display-name="Numbering 4 Start" style:family="paragraph" style:parent-style-name="Список" style:next-style-name="Numbering4">
      <style:text-properties fo:hyphenate="false"/>
    </style:style>
    <style:style style:name="Numbering4" style:display-name="Numbering 4" style:family="paragraph" style:parent-style-name="Список">
      <style:text-properties fo:hyphenate="false"/>
    </style:style>
    <style:style style:name="Numbering4End" style:display-name="Numbering 4 End" style:family="paragraph" style:parent-style-name="Список" style:next-style-name="Numbering4">
      <style:text-properties fo:hyphenate="false"/>
    </style:style>
    <style:style style:name="Numbering4Cont." style:display-name="Numbering 4 Cont." style:family="paragraph" style:parent-style-name="Список">
      <style:text-properties fo:hyphenate="false"/>
    </style:style>
    <style:style style:name="Numbering5Start" style:display-name="Numbering 5 Start" style:family="paragraph" style:parent-style-name="Список" style:next-style-name="Numbering5">
      <style:text-properties fo:hyphenate="false"/>
    </style:style>
    <style:style style:name="Numbering5" style:display-name="Numbering 5" style:family="paragraph" style:parent-style-name="Список">
      <style:text-properties fo:hyphenate="false"/>
    </style:style>
    <style:style style:name="Numbering5End" style:display-name="Numbering 5 End" style:family="paragraph" style:parent-style-name="Список" style:next-style-name="Numbering5">
      <style:text-properties fo:hyphenate="false"/>
    </style:style>
    <style:style style:name="Numbering5Cont." style:display-name="Numbering 5 Cont." style:family="paragraph" style:parent-style-name="Список">
      <style:text-properties fo:hyphenate="false"/>
    </style:style>
    <style:style style:name="List1Start" style:display-name="List 1 Start" style:family="paragraph" style:parent-style-name="Список" style:next-style-name="List1">
      <style:text-properties fo:hyphenate="false"/>
    </style:style>
    <style:style style:name="List1" style:display-name="List 1" style:family="paragraph" style:parent-style-name="Список" style:list-style-name="List1_1">
      <style:text-properties fo:hyphenate="false"/>
    </style:style>
    <style:style style:name="List1End" style:display-name="List 1 End" style:family="paragraph" style:parent-style-name="Список" style:next-style-name="List1">
      <style:text-properties fo:hyphenate="false"/>
    </style:style>
    <style:style style:name="List1Cont." style:display-name="List 1 Cont." style:family="paragraph" style:parent-style-name="Список">
      <style:text-properties fo:hyphenate="false"/>
    </style:style>
    <style:style style:name="List2Start" style:display-name="List 2 Start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>
      <style:text-properties fo:hyphenate="false"/>
    </style:style>
    <style:style style:name="List2End" style:display-name="List 2 End" style:family="paragraph" style:parent-style-name="Список" style:next-style-name="Список2">
      <style:text-properties fo:hyphenate="false"/>
    </style:style>
    <style:style style:name="List2Cont." style:display-name="List 2 Cont." style:family="paragraph" style:parent-style-name="Список">
      <style:text-properties fo:hyphenate="false"/>
    </style:style>
    <style:style style:name="List3Start" style:display-name="List 3 Start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>
      <style:text-properties fo:hyphenate="false"/>
    </style:style>
    <style:style style:name="List3End" style:display-name="List 3 End" style:family="paragraph" style:parent-style-name="Список" style:next-style-name="Список3">
      <style:text-properties fo:hyphenate="false"/>
    </style:style>
    <style:style style:name="List3Cont." style:display-name="List 3 Cont." style:family="paragraph" style:parent-style-name="Список">
      <style:text-properties fo:hyphenate="false"/>
    </style:style>
    <style:style style:name="List4Start" style:display-name="List 4 Start" style:family="paragraph" style:parent-style-name="Список" style:next-style-name="Список4">
      <style:text-properties fo:hyphenate="false"/>
    </style:style>
    <style:style style:name="Список4" style:display-name="Список 4" style:family="paragraph" style:parent-style-name="Список">
      <style:text-properties fo:hyphenate="false"/>
    </style:style>
    <style:style style:name="List4End" style:display-name="List 4 End" style:family="paragraph" style:parent-style-name="Список" style:next-style-name="Список4">
      <style:text-properties fo:hyphenate="false"/>
    </style:style>
    <style:style style:name="List4Cont." style:display-name="List 4 Cont." style:family="paragraph" style:parent-style-name="Список">
      <style:text-properties fo:hyphenate="false"/>
    </style:style>
    <style:style style:name="List5Start" style:display-name="List 5 Start" style:family="paragraph" style:parent-style-name="Список" style:next-style-name="Список5">
      <style:text-properties fo:hyphenate="false"/>
    </style:style>
    <style:style style:name="Список5" style:display-name="Список 5" style:family="paragraph" style:parent-style-name="Список">
      <style:text-properties fo:hyphenate="false"/>
    </style:style>
    <style:style style:name="List5End" style:display-name="List 5 End" style:family="paragraph" style:parent-style-name="Список" style:next-style-name="Список5">
      <style:text-properties fo:hyphenate="false"/>
    </style:style>
    <style:style style:name="List5Cont." style:display-name="List 5 Cont." style:family="paragraph" style:parent-style-name="Список"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text-properties fo:hyphenate="false"/>
    </style:style>
    <style:style style:name="Указатель3" style:display-name="Указатель 3" style:family="paragraph" style:parent-style-name="Index"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ContentsHeading" style:display-name="Contents Heading" style:family="paragraph" style:parent-style-name="Heading" style:nex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Headerleft" style:display-name="Head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erright" style:display-name="Foot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font-size="10.5pt" style:font-size-asian="10.5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fo:text-align="start"/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-asian="Source Han Sans CN Regular" style:font-name-complex="Lohit Devanagari" fo:hyphenate="false"/>
    </style:style>
    <style:style style:name="HorizontalLine" style:display-name="Horizontal Line" style:family="paragraph" style:parent-style-name="Standard" style:next-style-name="Textbody">
      <style:text-properties fo:font-size="10.5pt" style:font-size-asian="10.5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font-size="10.5pt" style:font-size-asian="10.5pt" fo:hyphenate="false"/>
    </style:style>
    <style:style style:name="Гриф_Экземпляр" style:display-name="Гриф_Экземпляр" style:family="paragraph" style:parent-style-name="Standard">
      <style:text-properties fo:font-size="12pt" style:font-size-asian="12pt" fo:hyphenate="false"/>
    </style:style>
    <style:style style:name="FigureIndexHeading" style:display-name="Figure Index Heading" style:family="paragraph" style:parent-style-name="Heading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омерстраницы" style:display-name="Номер страницы" style:family="text"/>
    <style:style style:name="Captioncharacters" style:display-name="Caption characters" style:family="text"/>
    <style:style style:name="DropCaps" style:display-name="Drop Cap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 fo:font-size="10.5pt" style:font-size-asian="10.5pt"/>
    </style:style>
    <style:style style:name="Example" style:display-name="Example" style:family="text">
      <style:text-properties style:font-name="Liberation Mono" style:font-name-asian="Liberation Mono" style:font-name-complex="Liberation Mono" fo:font-size="10.5pt" style:font-size-asian="10.5pt"/>
    </style:style>
    <style:style style:name="UserEntry" style:display-name="User Entry" style:family="text">
      <style:text-properties style:font-name="Liberation Mono" style:font-name-asian="Liberation Mono" style:font-name-complex="Liberation Mono" fo:font-size="10.5pt" style:font-size-asian="10.5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5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PT Astra Serif" style:font-name-asian="OpenSymbol" style:font-name-complex="OpenSymbol"/>
    </style:style>
    <style:style style:name="WW_CharLFO6LVL2" style:family="text">
      <style:text-properties style:font-name="PT Astra Serif" style:font-name-asian="OpenSymbol" style:font-name-complex="OpenSymbol"/>
    </style:style>
    <style:style style:name="WW_CharLFO6LVL3" style:family="text">
      <style:text-properties style:font-name="PT Astra Serif" style:font-name-asian="OpenSymbol" style:font-name-complex="OpenSymbol"/>
    </style:style>
    <style:style style:name="WW_CharLFO6LVL4" style:family="text">
      <style:text-properties style:font-name="PT Astra Serif" style:font-name-asian="OpenSymbol" style:font-name-complex="OpenSymbol"/>
    </style:style>
    <style:style style:name="WW_CharLFO6LVL5" style:family="text">
      <style:text-properties style:font-name="PT Astra Serif" style:font-name-asian="OpenSymbol" style:font-name-complex="OpenSymbol"/>
    </style:style>
    <style:style style:name="WW_CharLFO6LVL6" style:family="text">
      <style:text-properties style:font-name="PT Astra Serif" style:font-name-asian="OpenSymbol" style:font-name-complex="OpenSymbol"/>
    </style:style>
    <style:style style:name="WW_CharLFO6LVL7" style:family="text">
      <style:text-properties style:font-name="PT Astra Serif" style:font-name-asian="OpenSymbol" style:font-name-complex="OpenSymbol"/>
    </style:style>
    <style:style style:name="WW_CharLFO6LVL8" style:family="text">
      <style:text-properties style:font-name="PT Astra Serif" style:font-name-asian="OpenSymbol" style:font-name-complex="OpenSymbol"/>
    </style:style>
    <style:style style:name="WW_CharLFO6LVL9" style:family="text">
      <style:text-properties style:font-name="PT Astra Serif" style:font-name-asian="OpenSymbol" style:font-name-complex="OpenSymbol"/>
    </style:style>
    <text:list-style style:name="List1_1" style:display-name="List 1_1">
      <text:list-level-style-bullet text:level="1" text:style-name="WW_CharLFO6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6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6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6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6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6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6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6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6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Нумерованный1" style:display-name="Нумерованный 1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in" text:list-level-position-and-space-mode="label-alignment">
          <style:list-level-label-alignment text:label-followed-by="space" fo:margin-left="0in" fo:text-indent="0.7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in" text:list-level-position-and-space-mode="label-alignment">
          <style:list-level-label-alignment text:label-followed-by="space" fo:margin-left="0in" fo:text-indent="1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in" text:list-level-position-and-space-mode="label-alignment">
          <style:list-level-label-alignment text:label-followed-by="space" fo:margin-left="0in" fo:text-indent="1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in" text:list-level-position-and-space-mode="label-alignment">
          <style:list-level-label-alignment text:label-followed-by="space" fo:margin-left="0in" fo:text-indent="1.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in" text:list-level-position-and-space-mode="label-alignment">
          <style:list-level-label-alignment text:label-followed-by="space" fo:margin-left="0in" fo:text-indent="1.7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in" text:list-level-position-and-space-mode="label-alignment">
          <style:list-level-label-alignment text:label-followed-by="space" fo:margin-left="0in" fo:text-indent="2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in" text:list-level-position-and-space-mode="label-alignment">
          <style:list-level-label-alignment text:label-followed-by="space" fo:margin-left="0in" fo:text-indent="2.25in"/>
        </style:list-level-properties>
      </text:list-level-style-number>
    </text:list-style>
    <text:list-style style:name="Нумерованныйа" style:display-name="Нумерованный а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Нумерованныйдлятаблиц" style:display-name="Нумерованный для таблиц">
      <text:list-level-style-number text:level="1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oken" style:display-name="token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0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meta:initial-creator>Тёма</meta:initial-creator>
    <dc:creator>Тёма</dc:creator>
    <meta:creation-date>2025-09-18T10:39:00Z</meta:creation-date>
    <dc:date>2025-09-18T10:39:00Z</dc:date>
    <meta:template xlink:href="Normal.dotm" xlink:type="simple"/>
    <meta:editing-cycles>2</meta:editing-cycles>
    <meta:editing-duration>PT0S</meta:editing-duration>
    <meta:document-statistic meta:page-count="1" meta:paragraph-count="2" meta:word-count="184" meta:character-count="1232" meta:row-count="8" meta:non-whitespace-character-count="1050"/>
  </office:meta>
</office:document-meta>
</file>